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51.4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41.5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4.4mm"/>
    </style:style>
    <style:style style:name="co10" style:family="table-column">
      <style:table-column-properties fo:break-before="auto" style:column-width="106.4mm"/>
    </style:style>
    <style:style style:name="co11" style:family="table-column">
      <style:table-column-properties fo:break-before="auto" style:column-width="46.5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24.41mm"/>
    </style:style>
    <style:style style:name="co14" style:family="table-column">
      <style:table-column-properties fo:break-before="auto" style:column-width="36.49mm"/>
    </style:style>
    <style:style style:name="co15" style:family="table-column">
      <style:table-column-properties fo:break-before="auto" style:column-width="20mm"/>
    </style:style>
    <style:style style:name="co16" style:family="table-column">
      <style:table-column-properties fo:break-before="auto" style:column-width="94.4mm"/>
    </style:style>
    <style:style style:name="co17" style:family="table-column">
      <style:table-column-properties fo:break-before="auto" style:column-width="36.6mm"/>
    </style:style>
    <style:style style:name="co18" style:family="table-column">
      <style:table-column-properties fo:break-before="auto" style:column-width="11.99mm"/>
    </style:style>
    <style:style style:name="co19" style:family="table-column">
      <style:table-column-properties fo:break-before="auto" style:column-width="24.99mm"/>
    </style:style>
    <style:style style:name="co20" style:family="table-column">
      <style:table-column-properties fo:break-before="auto" style:column-width="30.76mm"/>
    </style:style>
    <style:style style:name="co21" style:family="table-column">
      <style:table-column-properties fo:break-before="auto" style:column-width="42.21mm"/>
    </style:style>
    <style:style style:name="co22" style:family="table-column">
      <style:table-column-properties fo:break-before="auto" style:column-width="26.69mm"/>
    </style:style>
    <style:style style:name="co23" style:family="table-column">
      <style:table-column-properties fo:break-before="auto" style:column-width="117mm"/>
    </style:style>
    <style:style style:name="co24" style:family="table-column">
      <style:table-column-properties fo:break-before="auto" style:column-width="35.51mm"/>
    </style:style>
    <style:style style:name="co25" style:family="table-column">
      <style:table-column-properties fo:break-before="auto" style:column-width="27.99mm"/>
    </style:style>
    <style:style style:name="co26" style:family="table-column">
      <style:table-column-properties fo:break-before="auto" style:column-width="45.51mm"/>
    </style:style>
    <style:style style:name="co27" style:family="table-column">
      <style:table-column-properties fo:break-before="auto" style:column-width="118mm"/>
    </style:style>
    <style:style style:name="co28" style:family="table-column">
      <style:table-column-properties fo:break-before="auto" style:column-width="25.51mm"/>
    </style:style>
    <style:style style:name="co29" style:family="table-column">
      <style:table-column-properties fo:break-before="auto" style:column-width="35mm"/>
    </style:style>
    <style:style style:name="co30" style:family="table-column">
      <style:table-column-properties fo:break-before="auto" style:column-width="40.69mm"/>
    </style:style>
    <style:style style:name="co31" style:family="table-column">
      <style:table-column-properties fo:break-before="auto" style:column-width="14.8mm"/>
    </style:style>
    <style:style style:name="co32" style:family="table-column">
      <style:table-column-properties fo:break-before="auto" style:column-width="75.97mm"/>
    </style:style>
    <style:style style:name="co33" style:family="table-column">
      <style:table-column-properties fo:break-before="auto" style:column-width="94.7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1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77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8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8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86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9" style:family="table-cell" style:parent-style-name="Default">
      <style:table-cell-properties fo:border="0.74pt solid #000000" style:vertical-align="top"/>
      <style:text-properties fo:font-size="7pt" style:font-size-asian="7pt" style:font-size-complex="7pt"/>
    </style:style>
    <style:style style:name="ce8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8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9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ext-properties fo:font-size="16pt" style:font-size-asian="16pt" style:font-size-complex="16pt"/>
    </style:style>
    <style:style style:name="ce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8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∞. BÓG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0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∞. BÓG</text:p>
          </table:table-cell>
          <table:covered-table-cell table:style-name="ce77"/>
          <table:table-cell table:style-name="ce8" office:value-type="string" calcext:value-type="string">
            <text:p>DATA ZAWIERZENIA I CREDO:</text:p>
            <text:p>DODATKOWE INFORMACJE:</text:p>
            <text:p>WŁAŚCICIEL: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17"/>
          <table:table-cell table:style-name="ce8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 table:number-columns-spanned="2" table:number-rows-spanned="1">
            <text:p><text:span text:style-name="T2">OSOBA BOSKA</text:span></text:p>
            <text:p>NA LIŚCIE PATRONÓW – OPIEKUNÓW</text:p>
          </table:table-cell>
          <table:covered-table-cell table:style-name="ce78"/>
          <table:table-cell table:style-name="ce6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9"/>
          <table:covered-table-cell table:style-name="ce78"/>
          <table:table-cell table:style-name="ce92" table:number-columns-repeated="1010"/>
        </table:table-row>
        <table:table-row table:style-name="ro2">
          <table:table-cell table:style-name="ce94" office:value-type="string" calcext:value-type="string">
            <text:p>T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T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T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T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style-name="ce76"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 table:number-columns-spanned="2" table:number-rows-spanned="1">
            <text:p><text:span text:style-name="T2">OSOBA BOSKA</text:span></text:p>
            <text:p>NA LIŚCIE PATRONÓW – OBROŃCÓW</text:p>
          </table:table-cell>
          <table:covered-table-cell table:style-name="ce75"/>
          <table:table-cell table:style-name="ce6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MODLITWA</text:p>
            <text:p>KOMUNIA ŚWIĘTA</text:p>
          </table:table-cell>
          <table:covered-table-cell table:style-name="ce78"/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A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A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A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A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style-name="ce76"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 table:number-columns-spanned="2" table:number-rows-spanned="1">
            <text:p><text:span text:style-name="T2">OSOBA BOSKA</text:span></text:p>
            <text:p>NA LIŚCIE PATRONÓW – ORĘDOWNIKÓW</text:p>
          </table:table-cell>
          <table:covered-table-cell table:style-name="ce75"/>
          <table:table-cell table:style-name="ce6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NUMER WSPÓLNIE</text:p>
            <text:p>ZAPROSZONEGO</text:p>
            <text:p>PATRONA – ORĘDOWNIKA</text:p>
          </table:table-cell>
          <table:covered-table-cell table:style-name="ce27"/>
          <table:covered-table-cell table:style-name="ce6"/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U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CHRZTU ŚWIĘTEGO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U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I KOMUNII ŚWIĘTEJ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U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BIERZMOWANIA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U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URODZIN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style-name="ce76"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 table:number-columns-spanned="2" table:number-rows-spanned="1">
            <text:p><text:span text:style-name="T2">OSOBA BOSKA</text:span></text:p>
            <text:p>NA LIŚCIE BIAŁYCH PATRONÓW</text:p>
          </table:table-cell>
          <table:covered-table-cell table:style-name="ce75"/>
          <table:table-cell table:style-name="ce6" office:value-type="string" calcext:value-type="string" table:number-columns-spanned="4" table:number-rows-spanned="1">
            <text:p>DATA BŁOGOSŁAWIEŃSTW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89"/>
          <table:covered-table-cell table:style-name="ce78"/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P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P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P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style-name="ce76" table:number-columns-repeated="1010"/>
        </table:table-row>
        <table:table-row table:style-name="ro2">
          <table:table-cell table:style-name="ce94" office:value-type="string" calcext:value-type="string">
            <text:p>P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style-name="ce76" table:number-columns-repeated="1010"/>
        </table:table-row>
        <table:table-row table:style-name="ro3" table:number-rows-repeated="1048554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A. PATRONI OBROŃCY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A. PATRONI OBROŃCY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3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MODLITWA</text:p>
            <text:p>KOMUNIA ŚWIĘTA</text:p>
          </table:table-cell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7" table:default-cell-style-name="ce4"/>
        <table:table-column table:style-name="co10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C. MIEJSCA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89"/>
          <table:covered-table-cell table:number-columns-repeated="2"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. RELIKWIE I GROBY" table:style-name="ta1">
        <table:table-column table:style-name="co7" table:default-cell-style-name="ce4"/>
        <table:table-column table:style-name="co15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5" table:default-cell-style-name="ce4"/>
        <table:table-column table:style-name="co17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H. RELIKWIE I GROB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88"/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74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7" table:default-cell-style-name="ce4"/>
        <table:table-column table:style-name="co18" table:default-cell-style-name="ce4"/>
        <table:table-column table:style-name="co19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2" table:number-columns-repeated="3" table:default-cell-style-name="ce4"/>
        <table:table-column table:style-name="co8" table:number-columns-repeated="1009" table:default-cell-style-name="ce4"/>
        <table:table-row table:style-name="ro1">
          <table:table-cell table:style-name="ce93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77"/>
          <table:covered-table-cell table:style-name="ce79"/>
          <table:covered-table-cell table:number-columns-repeated="3" table:style-name="ce82"/>
          <table:covered-table-cell table:style-name="ce79"/>
          <table:table-cell table:style-name="ce79" office:value-type="string" calcext:value-type="string">
            <text:p>WŁAŚCICIEL:</text:p>
          </table:table-cell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09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74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92"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1"/>
          <table:table-cell table:style-name="ce84" table:number-columns-repeated="2"/>
          <table:table-cell table:style-name="ce86"/>
          <table:table-cell table:style-name="ce95" office:value-type="string" calcext:value-type="string">
            <text:p>PT</text:p>
          </table:table-cell>
          <table:table-cell table:style-name="ce84" table:number-columns-repeated="2"/>
          <table:table-cell table:style-name="ce86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6" calcext:value-type="float">
            <text:p>6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7" calcext:value-type="float">
            <text:p>7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8" calcext:value-type="float">
            <text:p>8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9" calcext:value-type="float">
            <text:p>9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 table:number-columns-spanned="10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77"/>
          <table:covered-table-cell table:style-name="ce79"/>
          <table:covered-table-cell table:number-columns-repeated="3" table:style-name="ce82"/>
          <table:covered-table-cell table:style-name="ce79"/>
          <table:table-cell table:style-name="ce79" office:value-type="string" calcext:value-type="string">
            <text:p>WŁAŚCICIEL:</text:p>
          </table:table-cell>
          <table:table-cell table:style-name="ce88" table:number-columns-spanned="4" table:number-rows-spanned="1"/>
          <table:covered-table-cell table:number-columns-repeated="2" table:style-name="ce77"/>
          <table:covered-table-cell table:style-name="ce91"/>
          <table:table-cell table:number-columns-repeated="1009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74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M. OSOBY</text:p>
          </table:table-cell>
          <table:covered-table-cell table:style-name="ce77"/>
          <table:covered-table-cell table:style-name="ce79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74" office:value-type="string" calcext:value-type="string" table:number-columns-spanned="7" table:number-rows-spanned="1">
            <text:p>INFORMACJE DODATKOWE</text:p>
          </table:table-cell>
          <table:covered-table-cell table:style-name="ce74"/>
          <table:covered-table-cell table:number-columns-repeated="2" table:style-name="ce6"/>
          <table:covered-table-cell table:style-name="ce89"/>
          <table:covered-table-cell table:number-columns-repeated="2" table:style-name="ce6"/>
          <table:table-cell table:style-name="ce92"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26" table:number-columns-spanned="7" table:number-rows-spanned="1"/>
          <table:covered-table-cell table:style-name="ce97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. BIALI PATRONI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P. BIALI PATRONI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3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89"/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. PATRONI OPIEKUNOWIE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T. PATRONI OPIEKUNOWIE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3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9"/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U. PATRONI ORĘDOWNICY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3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" office:value-type="string" calcext:value-type="string">
            <text:p>NUMER</text:p>
            <text:p>OSOBY</text:p>
          </table:table-cell>
          <table:table-cell table:style-name="ce96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ce102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<text:span text:style-name="T6">＊</text:span>. PRZYPISY</text:p>
          </table:table-cell>
          <table:covered-table-cell table:style-name="ce77"/>
          <table:covered-table-cell table:style-name="ce79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74"/>
          <table:covered-table-cell table:number-columns-repeated="2" table:style-name="ce6"/>
          <table:covered-table-cell table:style-name="ce89"/>
          <table:covered-table-cell table:number-columns-repeated="2" table:style-name="ce6"/>
          <table:table-cell table:style-name="ce92"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style-name="ce88"/>
          <table:covered-table-cell table:number-columns-repeated="2" table:style-name="ce26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7" table:default-cell-style-name="ce4"/>
        <table:table-column table:style-name="co1" table:default-cell-style-name="ce4"/>
        <table:table-column table:style-name="co2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4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D. KOŚCIOŁ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3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R PATRONA</text:p>
            <text:p>LUB ŚWIĘTA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E. OŁTARZE" table:style-name="ta1">
        <table:table-column table:style-name="co7" table:default-cell-style-name="ce4"/>
        <table:table-column table:style-name="co1" table:default-cell-style-name="ce4"/>
        <table:table-column table:style-name="co2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4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E. OŁTARZE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3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R PATRONA</text:p>
            <text:p>LUB ŚWIĘTA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. MSZE ŚWIĘTE" table:style-name="ta1">
        <table:table-column table:style-name="co7" table:default-cell-style-name="ce4"/>
        <table:table-column table:style-name="co25" table:default-cell-style-name="ce4"/>
        <table:table-column table:style-name="co2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6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F. MSZE ŚWIĘTE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>
            <text:p>NR KOŚCIOŁA</text:p>
            <text:p>LUB OŁTARZA</text:p>
          </table:table-cell>
          <table:table-cell table:style-name="ce6" office:value-type="string" calcext:value-type="string">
            <text:p>MIEJSCOWOŚĆ, TYTUŁ KOŚCIOŁA LUB OŁTARZA</text:p>
            <text:p><text:span text:style-name="T3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2" table:number-columns-repeated="1013"/>
        </table:table-row>
        <table:table-row table:style-name="ro1" table:number-rows-repeated="16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. ODPUSTY PARAFIALNE" table:style-name="ta1">
        <table:table-column table:style-name="co7" table:default-cell-style-name="ce4"/>
        <table:table-column table:style-name="co27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8" table:default-cell-style-name="ce4"/>
        <table:table-column table:style-name="co29" table:default-cell-style-name="ce4"/>
        <table:table-column table:style-name="co18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G. ODPUSTY PARAFIALNE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88"/>
          <table:covered-table-cell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3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UDZIAŁU W SUMIE ODPUST.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R PATRONA</text:p>
            <text:p>LUB ŚWIĘT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>
            <text:p>MODL.</text:p>
            <text:p>W INT.</text:p>
            <text:p>PAP.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J. ROCZNICE POŚWIĘCENIA" table:style-name="ta1">
        <table:table-column table:style-name="co7" table:default-cell-style-name="ce4"/>
        <table:table-column table:style-name="co1" table:default-cell-style-name="ce4"/>
        <table:table-column table:style-name="co2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0" table:default-cell-style-name="ce4"/>
        <table:table-column table:style-name="co31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J. ROCZNICE POŚWIĘCENIA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2" table:number-rows-spanned="1">
            <text:p>pl.MyPatrons.org</text:p>
          </table:table-cell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74" office:value-type="string" calcext:value-type="string">
            <text:p>MIEJSCOWOŚĆ, TYP I TYTUŁ ŚWIĄTYNI</text:p>
          </table:table-cell>
          <table:table-cell table:style-name="ce6" office:value-type="string" calcext:value-type="string" table:number-columns-spanned="4" table:number-rows-spanned="1">
            <text:p>DATA UDZIAŁU W MSZY ŚW.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89" office:value-type="string" calcext:value-type="string">
            <text:p>WIEDZ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. SAKRAMENTY" table:style-name="ta1">
        <table:table-column table:style-name="co7" table:default-cell-style-name="ce4"/>
        <table:table-column table:style-name="co3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5" table:default-cell-style-name="ce4"/>
        <table:table-column table:style-name="co33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4" table:number-rows-spanned="1">
            <text:p>K. SAKRAMENTY</text:p>
          </table:table-cell>
          <table:covered-table-cell table:style-name="ce77"/>
          <table:covered-table-cell table:style-name="ce79"/>
          <table:covered-table-cell table:style-name="ce82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82"/>
          <table:covered-table-cell table:style-name="ce88"/>
          <table:table-cell table:style-name="ce103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NAZWA SAKRAMENTU</text:p>
          </table:table-cell>
          <table:table-cell table:style-name="ce6" office:value-type="string" calcext:value-type="string" table:number-columns-spanned="4" table:number-rows-spanned="1">
            <text:p>DATA PIERWSZEGO PRZYJĘCIA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74" office:value-type="string" calcext:value-type="string">
            <text:p>INFORMACJE DODATKOWE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number-columns-repeated="1013"/>
        </table:table-row>
        <table:table-row table:style-name="ro1" table:number-rows-repeated="5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3" table:number-rows-repeated="1048566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L. SZKAPLERZE" table:style-name="ta1">
        <table:table-column table:style-name="co7" table:default-cell-style-name="ce4"/>
        <table:table-column table:style-name="co3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5" table:default-cell-style-name="ce4"/>
        <table:table-column table:style-name="co33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4" table:number-rows-spanned="1">
            <text:p>L. SZKAPLERZE</text:p>
          </table:table-cell>
          <table:covered-table-cell table:style-name="ce77"/>
          <table:covered-table-cell table:style-name="ce79"/>
          <table:covered-table-cell table:style-name="ce82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03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3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74" office:value-type="string" calcext:value-type="string">
            <text:p>INFORMACJE DODATKOWE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number-columns-repeated="1013"/>
        </table:table-row>
        <table:table-row table:style-name="ro1" table:number-rows-repeated="14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10:05:54.82871821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1-12-10T11:31:55.619403517</dc:date>
    <dc:creator>Andrzej Precz</dc:creator>
    <meta:editing-duration>PT14H28M23S</meta:editing-duration>
    <meta:editing-cycles>308</meta:editing-cycles>
    <meta:document-statistic meta:table-count="18" meta:cell-count="609" meta:object-count="0"/>
  </office:meta>
</office:document-meta>
</file>